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#5b9bd5" style:vertical-align="middle"/>
      <style:text-properties style:font-name="ＭＳ Ｐゴシック" style:font-name-asian="ＭＳ Ｐゴシック1" style:font-name-complex="ＭＳ Ｐゴシック1"/>
    </style:style>
    <style:style style:name="ce2" style:family="table-cell" style:parent-style-name="Excel_20_Built-in_20_Normal" style:data-style-name="N8000">
      <style:table-cell-properties fo:background-color="transparent" style:vertical-align="middle"/>
      <style:text-properties style:font-name="ＭＳ Ｐゴシック" style:font-name-asian="ＭＳ Ｐゴシック1" style:font-name-complex="ＭＳ Ｐゴシック1"/>
    </style:style>
    <style:style style:name="ce3" style:family="table-cell" style:parent-style-name="Excel_20_Built-in_20_Normal" style:data-style-name="N8000">
      <style:table-cell-properties fo:background-color="#ffff00" style:vertical-align="middle"/>
      <style:text-properties style:font-name="ＭＳ Ｐゴシック" style:font-name-asian="ＭＳ Ｐゴシック1" style:font-name-complex="ＭＳ Ｐゴシック1"/>
    </style:style>
    <style:style style:name="ce4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5" style:family="table-cell" style:parent-style-name="Excel_20_Built-in_20_Normal" style:data-style-name="N8000">
      <style:table-cell-properties fo:background-color="#5b9bd5" style:text-align-source="fix" style:repeat-content="false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6" style:family="table-cell" style:parent-style-name="Excel_20_Built-in_20_Normal" style:data-style-name="N8000">
      <style:table-cell-properties fo:background-color="#ffff00" style:text-align-source="fix" style:repeat-content="false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7" style:family="table-cell" style:parent-style-name="Default" style:data-style-name="N0">
      <style:table-cell-properties style:cell-protect="protected" style:print-content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number-columns-repeated="260" table:default-cell-style-name="ce2"/>
        <table:table-column table:style-name="co1" table:visibility="collapse" table:number-columns-repeated="764" table:default-cell-style-name="ce2"/>
        <table:table-row table:style-name="ro1">
          <table:table-cell table:style-name="ce1"/>
          <table:table-cell table:style-name="ce1" office:value-type="string">
            <text:p>一人称</text:p>
          </table:table-cell>
          <table:table-cell table:style-name="ce1" office:value-type="string">
            <text:p>二人称</text:p>
          </table:table-cell>
          <table:table-cell table:style-name="ce1" office:value-type="string">
            <text:p>応答</text:p>
          </table:table-cell>
          <table:table-cell table:style-name="ce1" office:value-type="string">
            <text:p>肯定</text:p>
          </table:table-cell>
          <table:table-cell table:style-name="ce1" office:value-type="string">
            <text:p>否定</text:p>
          </table:table-cell>
          <table:table-cell table:style-name="ce1" office:value-type="string">
            <text:p>対応</text:p>
          </table:table-cell>
          <table:table-cell table:style-name="ce1" office:value-type="string">
            <text:p>お願い</text:p>
          </table:table-cell>
          <table:table-cell table:style-name="ce1" office:value-type="string">
            <text:p>疑問</text:p>
          </table:table-cell>
          <table:table-cell table:style-name="ce1" office:value-type="string">
            <text:p>同意求む</text:p>
          </table:table-cell>
          <table:table-cell table:style-name="ce1" office:value-type="string">
            <text:p>希望</text:p>
          </table:table-cell>
          <table:table-cell table:style-name="ce1" office:value-type="string">
            <text:p>褒める</text:p>
          </table:table-cell>
          <table:table-cell table:style-name="ce1" office:value-type="string">
            <text:p>命令</text:p>
          </table:table-cell>
          <table:table-cell table:style-name="ce1" office:value-type="string">
            <text:p>称える</text:p>
          </table:table-cell>
          <table:table-cell table:style-name="ce1" office:value-type="string">
            <text:p>許可</text:p>
          </table:table-cell>
          <table:table-cell table:style-name="ce1" office:value-type="string">
            <text:p>拒否</text:p>
          </table:table-cell>
          <table:table-cell table:style-name="ce1" office:value-type="string">
            <text:p>問い詰め</text:p>
          </table:table-cell>
          <table:table-cell table:style-name="ce1" office:value-type="string">
            <text:p>愛</text:p>
          </table:table-cell>
          <table:table-cell table:style-name="ce1" office:value-type="string">
            <text:p>送る</text:p>
          </table:table-cell>
          <table:table-cell table:style-name="ce1" office:value-type="string">
            <text:p>受け取る</text:p>
          </table:table-cell>
          <table:table-cell table:style-name="ce5" office:value-type="string">
            <text:p>何？</text:p>
          </table:table-cell>
          <table:table-cell table:style-name="ce1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誰</text:p>
          </table:table-cell>
          <table:table-cell table:style-name="ce1" office:value-type="string">
            <text:p>行為</text:p>
          </table:table-cell>
          <table:table-cell table:style-name="ce5" office:value-type="string">
            <text:p>命令強</text:p>
          </table:table-cell>
          <table:table-cell table:style-name="ce5" office:value-type="string">
            <text:p>問う</text:p>
          </table:table-cell>
          <table:table-cell table:style-name="ce5" office:value-type="string">
            <text:p>感謝</text:p>
          </table:table-cell>
          <table:table-cell table:style-name="ce5" office:value-type="string">
            <text:p>謝罪</text:p>
          </table:table-cell>
          <table:table-cell table:style-name="ce5" office:value-type="string">
            <text:p>問う2</text:p>
          </table:table-cell>
          <table:table-cell table:style-name="ce5" office:value-type="string">
            <text:p>反応</text:p>
          </table:table-cell>
          <table:table-cell table:style-name="ce5" office:value-type="string">
            <text:p>同意求む2</text:p>
          </table:table-cell>
          <table:table-cell table:style-name="ce5" office:value-type="string">
            <text:p>肯定2</text:p>
          </table:table-cell>
          <table:table-cell table:style-name="ce5" office:value-type="string">
            <text:p>ます</text:p>
          </table:table-cell>
          <table:table-cell table:style-name="ce5" office:value-type="string">
            <text:p>です</text:p>
          </table:table-cell>
          <table:table-cell table:style-name="ce5" office:value-type="string">
            <text:p>ました</text:p>
          </table:table-cell>
          <table:table-cell table:style-name="ce5" office:value-type="string">
            <text:p>問う3</text:p>
          </table:table-cell>
          <table:table-cell table:style-name="ce5" office:value-type="string">
            <text:p>行為2</text:p>
          </table:table-cell>
          <table:table-cell table:style-name="ce5" office:value-type="string">
            <text:p>応答2</text:p>
          </table:table-cell>
          <table:table-cell table:style-name="ce5" office:value-type="string">
            <text:p>促進</text:p>
          </table:table-cell>
          <table:table-cell table:style-name="ce5" office:value-type="string">
            <text:p>問う4</text:p>
          </table:table-cell>
          <table:table-cell table:style-name="ce5" office:value-type="string">
            <text:p>相槌</text:p>
          </table:table-cell>
          <table:table-cell table:style-name="ce5" office:value-type="string">
            <text:p>問う5</text:p>
          </table:table-cell>
          <table:table-cell table:style-name="ce5" office:value-type="string">
            <text:p>です2</text:p>
          </table:table-cell>
          <table:table-cell table:style-name="ce5" office:value-type="string">
            <text:p>丁寧</text:p>
          </table:table-cell>
          <table:table-cell table:style-name="ce5" office:value-type="string">
            <text:p>丁寧2</text:p>
          </table:table-cell>
          <table:table-cell table:style-name="ce5" office:value-type="string">
            <text:p>逆説</text:p>
          </table:table-cell>
          <table:table-cell table:style-name="ce5" office:value-type="string">
            <text:p>聞く</text:p>
          </table:table-cell>
          <table:table-cell table:style-name="ce5" office:value-type="string">
            <text:p>問う6</text:p>
          </table:table-cell>
          <table:table-cell table:style-name="ce5" office:value-type="string">
            <text:p>微笑</text:p>
          </table:table-cell>
          <table:table-cell table:style-name="ce5" office:value-type="string">
            <text:p>ので</text:p>
          </table:table-cell>
          <table:table-cell table:style-name="ce5" office:value-type="string">
            <text:p>拒絶</text:p>
          </table:table-cell>
          <table:table-cell table:style-name="ce5" office:value-type="string">
            <text:p>行く</text:p>
          </table:table-cell>
          <table:table-cell table:style-name="ce5" office:value-type="string">
            <text:p>応答3</text:p>
          </table:table-cell>
          <table:table-cell table:style-name="ce5" office:value-type="string">
            <text:p>繋ぎ</text:p>
          </table:table-cell>
          <table:table-cell table:style-name="ce5" office:value-type="string">
            <text:p>遠慮</text:p>
          </table:table-cell>
          <table:table-cell table:style-name="ce5" office:value-type="string">
            <text:p>行為3</text:p>
          </table:table-cell>
          <table:table-cell table:style-name="ce5" office:value-type="string">
            <text:p>希望2</text:p>
          </table:table-cell>
          <table:table-cell table:style-name="ce5" office:value-type="string">
            <text:p>無</text:p>
          </table:table-cell>
          <table:table-cell table:style-name="ce5" office:value-type="string">
            <text:p>だろう</text:p>
          </table:table-cell>
          <table:table-cell table:style-name="ce5" table:number-columns-repeated="11"/>
          <table:table-cell table:number-columns-repeated="189"/>
          <table:table-cell table:style-name="ce7" table:number-columns-repeated="764"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そう</text:p>
          </table:table-cell>
          <table:table-cell table:style-name="ce3" office:value-type="string">
            <text:p>違う</text:p>
          </table:table-cell>
          <table:table-cell table:style-name="ce3" office:value-type="string">
            <text:p>や</text:p>
          </table:table-cell>
          <table:table-cell table:style-name="ce3" office:value-type="string">
            <text:p>お願い</text:p>
          </table:table-cell>
          <table:table-cell table:style-name="ce3" office:value-type="string">
            <text:p>どう</text:p>
          </table:table-cell>
          <table:table-cell table:style-name="ce3" office:value-type="string">
            <text:p>そう</text:p>
          </table:table-cell>
          <table:table-cell table:style-name="ce3" office:value-type="string">
            <text:p>して</text:p>
          </table:table-cell>
          <table:table-cell table:style-name="ce3" office:value-type="string">
            <text:p>良かった</text:p>
          </table:table-cell>
          <table:table-cell table:style-name="ce3" office:value-type="string">
            <text:p>し</text:p>
          </table:table-cell>
          <table:table-cell table:style-name="ce3" office:value-type="string">
            <text:p>すごい</text:p>
          </table:table-cell>
          <table:table-cell table:style-name="ce3" office:value-type="string">
            <text:p>いい</text:p>
          </table:table-cell>
          <table:table-cell table:style-name="ce3" office:value-type="string">
            <text:p>ダメ＆イヤ</text:p>
          </table:table-cell>
          <table:table-cell table:style-name="ce3" office:value-type="string">
            <text:p>どうするつもり</text:p>
          </table:table-cell>
          <table:table-cell table:style-name="ce3" office:value-type="string">
            <text:p>愛して</text:p>
          </table:table-cell>
          <table:table-cell table:style-name="ce3" office:value-type="string">
            <text:p>あげ</text:p>
          </table:table-cell>
          <table:table-cell table:style-name="ce3" office:value-type="string">
            <text:p>受けと</text:p>
          </table:table-cell>
          <table:table-cell table:style-name="ce3" table:number-columns-repeated="3"/>
          <table:table-cell table:style-name="ce6" office:value-type="string">
            <text:p>誰</text:p>
          </table:table-cell>
          <table:table-cell table:style-name="ce6" office:value-type="string">
            <text:p>する</text:p>
          </table:table-cell>
          <table:table-cell table:style-name="ce6" office:value-type="string">
            <text:p>止め</text:p>
          </table:table-cell>
          <table:table-cell table:style-name="ce6" office:value-type="string">
            <text:p>の</text:p>
          </table:table-cell>
          <table:table-cell table:style-name="ce6" table:number-columns-repeated="6"/>
          <table:table-cell table:style-name="ce6" office:value-type="string">
            <text:p>出来て</text:p>
          </table:table-cell>
          <table:table-cell table:style-name="ce6"/>
          <table:table-cell table:style-name="ce6" office:value-type="string">
            <text:p>わか</text:p>
          </table:table-cell>
          <table:table-cell table:style-name="ce6"/>
          <table:table-cell table:style-name="ce6" office:value-type="string">
            <text:p>して</text:p>
          </table:table-cell>
          <table:table-cell table:style-name="ce6"/>
          <table:table-cell table:style-name="ce6" office:value-type="string">
            <text:p>や</text:p>
          </table:table-cell>
          <table:table-cell table:style-name="ce6" table:number-columns-repeated="2"/>
          <table:table-cell table:style-name="ce6" office:value-type="string">
            <text:p>よんで</text:p>
          </table:table-cell>
          <table:table-cell table:style-name="ce6" table:number-columns-repeated="4"/>
          <table:table-cell table:style-name="ce6" office:value-type="string">
            <text:p>あ</text:p>
          </table:table-cell>
          <table:table-cell table:style-name="ce6" table:number-columns-repeated="4"/>
          <table:table-cell table:style-name="ce6" office:value-type="string">
            <text:p>行</text:p>
          </table:table-cell>
          <table:table-cell table:style-name="ce6" office:value-type="string">
            <text:p>してる</text:p>
          </table:table-cell>
          <table:table-cell table:style-name="ce6" office:value-type="string">
            <text:p>してた</text:p>
          </table:table-cell>
          <table:table-cell table:style-name="ce6"/>
          <table:table-cell table:style-name="ce6" office:value-type="string">
            <text:p>され</text:p>
          </table:table-cell>
          <table:table-cell table:style-name="ce6" office:value-type="string">
            <text:p>させ</text:p>
          </table:table-cell>
          <table:table-cell table:style-name="ce6" table:number-columns-repeated="9"/>
          <table:table-cell table:number-columns-repeated="193"/>
          <table:table-cell table:style-name="ce7" table:number-columns-repeated="764"/>
        </table:table-row>
        <table:table-row table:style-name="ro1">
          <table:table-cell table:style-name="ce1" office:value-type="string">
            <text:p>番号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4">
            <text:p>64</text:p>
          </table:table-cell>
          <table:table-cell table:number-columns-repeated="192"/>
          <table:table-cell table:style-name="ce7" table:number-columns-repeated="764"/>
        </table:table-row>
        <table:table-row table:style-name="ro1">
          <table:table-cell table:style-name="ce1" office:value-type="string">
            <text:p>礼儀正しい</text:p>
          </table:table-cell>
          <table:table-cell office:value-type="string">
            <text:p>私</text:p>
          </table:table-cell>
          <table:table-cell office:value-type="string">
            <text:p>貴方</text:p>
          </table:table-cell>
          <table:table-cell office:value-type="string">
            <text:p>です</text:p>
          </table:table-cell>
          <table:table-cell office:value-type="string">
            <text:p>ですね</text:p>
          </table:table-cell>
          <table:table-cell office:value-type="string">
            <text:p>んです</text:p>
          </table:table-cell>
          <table:table-cell office:value-type="string">
            <text:p>ります</text:p>
          </table:table-cell>
          <table:table-cell office:value-type="string">
            <text:p>します</text:p>
          </table:table-cell>
          <table:table-cell office:value-type="string">
            <text:p>ですかね</text:p>
          </table:table-cell>
          <table:table-cell office:value-type="string">
            <text:p>ですよね</text:p>
          </table:table-cell>
          <table:table-cell office:value-type="string">
            <text:p>下さい</text:p>
          </table:table-cell>
          <table:table-cell office:value-type="string">
            <text:p>です</text:p>
          </table:table-cell>
          <table:table-cell office:value-type="string">
            <text:p>て下さい</text:p>
          </table:table-cell>
          <table:table-cell office:value-type="string">
            <text:p>です</text:p>
          </table:table-cell>
          <table:table-cell office:value-type="string">
            <text:p>ですよ</text:p>
          </table:table-cell>
          <table:table-cell office:value-type="string">
            <text:p>です</text:p>
          </table:table-cell>
          <table:table-cell office:value-type="string">
            <text:p>ですか</text:p>
          </table:table-cell>
          <table:table-cell office:value-type="string">
            <text:p>います</text:p>
          </table:table-cell>
          <table:table-cell office:value-type="string">
            <text:p>ます</text:p>
          </table:table-cell>
          <table:table-cell office:value-type="string">
            <text:p>りますね</text:p>
          </table:table-cell>
          <table:table-cell office:value-type="string">
            <text:p>なんでしょうか</text:p>
          </table:table-cell>
          <table:table-cell office:value-type="string">
            <text:p>はい</text:p>
          </table:table-cell>
          <table:table-cell office:value-type="string">
            <text:p>いいえ</text:p>
          </table:table-cell>
          <table:table-cell office:value-type="string">
            <text:p>ですか</text:p>
          </table:table-cell>
          <table:table-cell office:value-type="string">
            <text:p>んですか</text:p>
          </table:table-cell>
          <table:table-cell office:value-type="string">
            <text:p>て下さい</text:p>
          </table:table-cell>
          <table:table-cell office:value-type="string">
            <text:p>ですか</text:p>
          </table:table-cell>
          <table:table-cell office:value-type="string">
            <text:p>ありがとうございます</text:p>
          </table:table-cell>
          <table:table-cell office:value-type="string">
            <text:p>すみません</text:p>
          </table:table-cell>
          <table:table-cell office:value-type="string">
            <text:p>します</text:p>
          </table:table-cell>
          <table:table-cell office:value-type="string">
            <text:p>あっ</text:p>
          </table:table-cell>
          <table:table-cell office:value-type="string">
            <text:p>なりましょう</text:p>
          </table:table-cell>
          <table:table-cell office:value-type="string">
            <text:p>です</text:p>
          </table:table-cell>
          <table:table-cell office:value-type="string">
            <text:p>ます</text:p>
          </table:table-cell>
          <table:table-cell office:value-type="string">
            <text:p>です</text:p>
          </table:table-cell>
          <table:table-cell office:value-type="string">
            <text:p>りました</text:p>
          </table:table-cell>
          <table:table-cell office:value-type="string">
            <text:p>なんですよ</text:p>
          </table:table-cell>
          <table:table-cell office:value-type="string">
            <text:p>みますか</text:p>
          </table:table-cell>
          <table:table-cell office:value-type="string">
            <text:p>ですね</text:p>
          </table:table-cell>
          <table:table-cell office:value-type="string">
            <text:p>りましょう</text:p>
          </table:table-cell>
          <table:table-cell office:value-type="string">
            <text:p>しましたか</text:p>
          </table:table-cell>
          <table:table-cell office:value-type="string">
            <text:p>そうですか</text:p>
          </table:table-cell>
          <table:table-cell office:value-type="string">
            <text:p>くれますか</text:p>
          </table:table-cell>
          <table:table-cell office:value-type="string">
            <text:p>です</text:p>
          </table:table-cell>
          <table:table-cell office:value-type="string">
            <text:p>お</text:p>
          </table:table-cell>
          <table:table-cell office:value-type="string">
            <text:p>ご</text:p>
          </table:table-cell>
          <table:table-cell office:value-type="string">
            <text:p>ですが</text:p>
          </table:table-cell>
          <table:table-cell office:value-type="string">
            <text:p>りますか</text:p>
          </table:table-cell>
          <table:table-cell office:value-type="string">
            <text:p>ますか</text:p>
          </table:table-cell>
          <table:table-cell office:value-type="string">
            <text:p>クスッ</text:p>
          </table:table-cell>
          <table:table-cell office:value-type="string">
            <text:p>ので</text:p>
          </table:table-cell>
          <table:table-cell office:value-type="string">
            <text:p>ダメぇ</text:p>
          </table:table-cell>
          <table:table-cell office:value-type="string">
            <text:p>きましょう</text:p>
          </table:table-cell>
          <table:table-cell office:value-type="string">
            <text:p>のですね</text:p>
          </table:table-cell>
          <table:table-cell office:value-type="string">
            <text:p>の</text:p>
          </table:table-cell>
          <table:table-cell office:value-type="string">
            <text:p>しないで下さい</text:p>
          </table:table-cell>
          <table:table-cell office:value-type="string">
            <text:p>てしまいます</text:p>
          </table:table-cell>
          <table:table-cell office:value-type="string">
            <text:p>て下さい</text:p>
          </table:table-cell>
          <table:table-cell office:value-type="string">
            <text:p>ありません</text:p>
          </table:table-cell>
          <table:table-cell office:value-type="string">
            <text:p>ますし</text:p>
          </table:table-cell>
          <table:table-cell table:number-columns-repeated="200"/>
          <table:table-cell table:style-name="ce7" table:number-columns-repeated="764"/>
        </table:table-row>
        <table:table-row table:style-name="ro1">
          <table:table-cell table:style-name="ce1" office:value-type="string">
            <text:p>クール</text:p>
          </table:table-cell>
          <table:table-cell office:value-type="string">
            <text:p>私</text:p>
          </table:table-cell>
          <table:table-cell office:value-type="string">
            <text:p>キミ</text:p>
          </table:table-cell>
          <table:table-cell table:number-columns-repeated="2" office:value-type="string">
            <text:p>だ</text:p>
          </table:table-cell>
          <table:table-cell office:value-type="string">
            <text:p>よ</text:p>
          </table:table-cell>
          <table:table-cell office:value-type="string">
            <text:p>るよ</text:p>
          </table:table-cell>
          <table:table-cell office:value-type="string">
            <text:p>するよ</text:p>
          </table:table-cell>
          <table:table-cell office:value-type="string">
            <text:p>かな</text:p>
          </table:table-cell>
          <table:table-cell office:value-type="string">
            <text:p>だよね</text:p>
          </table:table-cell>
          <table:table-cell office:value-type="string">
            <text:p>ね</text:p>
          </table:table-cell>
          <table:table-cell office:value-type="string">
            <text:p>よ</text:p>
          </table:table-cell>
          <table:table-cell office:value-type="string">
            <text:p>てね</text:p>
          </table:table-cell>
          <table:table-cell table:number-columns-repeated="2" office:value-type="string">
            <text:p>よ</text:p>
          </table:table-cell>
          <table:table-cell office:value-type="string">
            <text:p>だよ</text:p>
          </table:table-cell>
          <table:table-cell office:value-type="string">
            <text:p>なんだい</text:p>
          </table:table-cell>
          <table:table-cell table:number-columns-repeated="3" office:value-type="string">
            <text:p>るよ</text:p>
          </table:table-cell>
          <table:table-cell office:value-type="string">
            <text:p>何だい</text:p>
          </table:table-cell>
          <table:table-cell office:value-type="string">
            <text:p>うん</text:p>
          </table:table-cell>
          <table:table-cell office:value-type="string">
            <text:p>ううん</text:p>
          </table:table-cell>
          <table:table-cell office:value-type="string">
            <text:p>かな</text:p>
          </table:table-cell>
          <table:table-cell office:value-type="string">
            <text:p>のかな</text:p>
          </table:table-cell>
          <table:table-cell office:value-type="string">
            <text:p>て</text:p>
          </table:table-cell>
          <table:table-cell office:value-type="string">
            <text:p>かな</text:p>
          </table:table-cell>
          <table:table-cell office:value-type="string">
            <text:p>ありがとう</text:p>
          </table:table-cell>
          <table:table-cell office:value-type="string">
            <text:p>ごめんね</text:p>
          </table:table-cell>
          <table:table-cell office:value-type="string">
            <text:p>するよ</text:p>
          </table:table-cell>
          <table:table-cell office:value-type="string">
            <text:p>あれ</text:p>
          </table:table-cell>
          <table:table-cell office:value-type="string">
            <text:p>なろう</text:p>
          </table:table-cell>
          <table:table-cell office:value-type="string">
            <text:p>だね</text:p>
          </table:table-cell>
          <table:table-cell office:value-type="string">
            <text:p>るよ</text:p>
          </table:table-cell>
          <table:table-cell office:value-type="string">
            <text:p>だ</text:p>
          </table:table-cell>
          <table:table-cell office:value-type="string">
            <text:p>ったよ</text:p>
          </table:table-cell>
          <table:table-cell office:value-type="string">
            <text:p>なんだ</text:p>
          </table:table-cell>
          <table:table-cell office:value-type="string">
            <text:p>みる</text:p>
          </table:table-cell>
          <table:table-cell office:value-type="string">
            <text:p>ね</text:p>
          </table:table-cell>
          <table:table-cell office:value-type="string">
            <text:p>ろう</text:p>
          </table:table-cell>
          <table:table-cell office:value-type="string">
            <text:p>した</text:p>
          </table:table-cell>
          <table:table-cell office:value-type="string">
            <text:p>そう</text:p>
          </table:table-cell>
          <table:table-cell office:value-type="string">
            <text:p>くれる</text:p>
          </table:table-cell>
          <table:table-cell office:value-type="string">
            <text:p>よ</text:p>
          </table:table-cell>
          <table:table-cell table:number-columns-repeated="2"/>
          <table:table-cell office:value-type="string">
            <text:p>だけど</text:p>
          </table:table-cell>
          <table:table-cell table:number-columns-repeated="2" office:value-type="string">
            <text:p>る</text:p>
          </table:table-cell>
          <table:table-cell office:value-type="string">
            <text:p>フッ</text:p>
          </table:table-cell>
          <table:table-cell office:value-type="string">
            <text:p>から</text:p>
          </table:table-cell>
          <table:table-cell office:value-type="string">
            <text:p>駄目</text:p>
          </table:table-cell>
          <table:table-cell office:value-type="string">
            <text:p>こう</text:p>
          </table:table-cell>
          <table:table-cell office:value-type="string">
            <text:p>んだね</text:p>
          </table:table-cell>
          <table:table-cell office:value-type="string">
            <text:p>ん</text:p>
          </table:table-cell>
          <table:table-cell office:value-type="string">
            <text:p>いらないよ</text:p>
          </table:table-cell>
          <table:table-cell office:value-type="string">
            <text:p>ちゃうね</text:p>
          </table:table-cell>
          <table:table-cell office:value-type="string">
            <text:p>て</text:p>
          </table:table-cell>
          <table:table-cell office:value-type="string">
            <text:p>ないよ</text:p>
          </table:table-cell>
          <table:table-cell office:value-type="string">
            <text:p>しね</text:p>
          </table:table-cell>
          <table:table-cell table:number-columns-repeated="200"/>
          <table:table-cell table:style-name="ce7" table:number-columns-repeated="764"/>
        </table:table-row>
        <table:table-row table:style-name="ro1">
          <table:table-cell table:style-name="ce1" office:value-type="string">
            <text:p>ツンツン</text:p>
          </table:table-cell>
          <table:table-cell office:value-type="string">
            <text:p>アタシ</text:p>
          </table:table-cell>
          <table:table-cell office:value-type="string">
            <text:p>アンタ</text:p>
          </table:table-cell>
          <table:table-cell office:value-type="string">
            <text:p>よ</text:p>
          </table:table-cell>
          <table:table-cell office:value-type="string">
            <text:p>よね</text:p>
          </table:table-cell>
          <table:table-cell office:value-type="string">
            <text:p>わ</text:p>
          </table:table-cell>
          <table:table-cell office:value-type="string">
            <text:p>るわよ</text:p>
          </table:table-cell>
          <table:table-cell office:value-type="string">
            <text:p>するわ</text:p>
          </table:table-cell>
          <table:table-cell office:value-type="string">
            <text:p>かしら</text:p>
          </table:table-cell>
          <table:table-cell table:number-columns-repeated="2" office:value-type="string">
            <text:p>よね</text:p>
          </table:table-cell>
          <table:table-cell office:value-type="string">
            <text:p>わよ</text:p>
          </table:table-cell>
          <table:table-cell office:value-type="string">
            <text:p>なさい</text:p>
          </table:table-cell>
          <table:table-cell office:value-type="string">
            <text:p>じゃない</text:p>
          </table:table-cell>
          <table:table-cell office:value-type="string">
            <text:p>わよ</text:p>
          </table:table-cell>
          <table:table-cell office:value-type="string">
            <text:p>よ</text:p>
          </table:table-cell>
          <table:table-cell office:value-type="string">
            <text:p>なのよ</text:p>
          </table:table-cell>
          <table:table-cell office:value-type="string">
            <text:p>るわよ</text:p>
          </table:table-cell>
          <table:table-cell table:number-columns-repeated="2" office:value-type="string">
            <text:p>るわ</text:p>
          </table:table-cell>
          <table:table-cell office:value-type="string">
            <text:p>何かしら</text:p>
          </table:table-cell>
          <table:table-cell office:value-type="string">
            <text:p>えぇ</text:p>
          </table:table-cell>
          <table:table-cell office:value-type="string">
            <text:p>いえ</text:p>
          </table:table-cell>
          <table:table-cell office:value-type="string">
            <text:p>よ</text:p>
          </table:table-cell>
          <table:table-cell office:value-type="string">
            <text:p>のよ</text:p>
          </table:table-cell>
          <table:table-cell office:value-type="string">
            <text:p>なさい</text:p>
          </table:table-cell>
          <table:table-cell office:value-type="string">
            <text:p>かしら</text:p>
          </table:table-cell>
          <table:table-cell office:value-type="string">
            <text:p>ありがと</text:p>
          </table:table-cell>
          <table:table-cell office:value-type="string">
            <text:p>ごめん</text:p>
          </table:table-cell>
          <table:table-cell office:value-type="string">
            <text:p>するわ</text:p>
          </table:table-cell>
          <table:table-cell office:value-type="string">
            <text:p>あら</text:p>
          </table:table-cell>
          <table:table-cell office:value-type="string">
            <text:p>なりましょう</text:p>
          </table:table-cell>
          <table:table-cell office:value-type="string">
            <text:p>ね</text:p>
          </table:table-cell>
          <table:table-cell office:value-type="string">
            <text:p>るわ</text:p>
          </table:table-cell>
          <table:table-cell office:value-type="string">
            <text:p>よ</text:p>
          </table:table-cell>
          <table:table-cell office:value-type="string">
            <text:p>ったわよ</text:p>
          </table:table-cell>
          <table:table-cell office:value-type="string">
            <text:p>なのよ</text:p>
          </table:table-cell>
          <table:table-cell office:value-type="string">
            <text:p>みる</text:p>
          </table:table-cell>
          <table:table-cell office:value-type="string">
            <text:p>わね</text:p>
          </table:table-cell>
          <table:table-cell office:value-type="string">
            <text:p>りましょう</text:p>
          </table:table-cell>
          <table:table-cell office:value-type="string">
            <text:p>した</text:p>
          </table:table-cell>
          <table:table-cell office:value-type="string">
            <text:p>そう</text:p>
          </table:table-cell>
          <table:table-cell office:value-type="string">
            <text:p>くれるかしら</text:p>
          </table:table-cell>
          <table:table-cell office:value-type="string">
            <text:p>わ</text:p>
          </table:table-cell>
          <table:table-cell table:number-columns-repeated="2"/>
          <table:table-cell office:value-type="string">
            <text:p>だけど</text:p>
          </table:table-cell>
          <table:table-cell office:value-type="string">
            <text:p>るのかしら</text:p>
          </table:table-cell>
          <table:table-cell office:value-type="string">
            <text:p>るかしら</text:p>
          </table:table-cell>
          <table:table-cell office:value-type="string">
            <text:p>フフッ</text:p>
          </table:table-cell>
          <table:table-cell office:value-type="string">
            <text:p>から</text:p>
          </table:table-cell>
          <table:table-cell office:value-type="string">
            <text:p>ダメぇ</text:p>
          </table:table-cell>
          <table:table-cell office:value-type="string">
            <text:p>きましょう</text:p>
          </table:table-cell>
          <table:table-cell office:value-type="string">
            <text:p>のね</text:p>
          </table:table-cell>
          <table:table-cell office:value-type="string">
            <text:p>の</text:p>
          </table:table-cell>
          <table:table-cell office:value-type="string">
            <text:p>しないで</text:p>
          </table:table-cell>
          <table:table-cell office:value-type="string">
            <text:p>ちゃう</text:p>
          </table:table-cell>
          <table:table-cell office:value-type="string">
            <text:p>てよね</text:p>
          </table:table-cell>
          <table:table-cell office:value-type="string">
            <text:p>ないわ</text:p>
          </table:table-cell>
          <table:table-cell office:value-type="string">
            <text:p>でしょ</text:p>
          </table:table-cell>
          <table:table-cell table:number-columns-repeated="200"/>
          <table:table-cell table:style-name="ce7" table:number-columns-repeated="764"/>
        </table:table-row>
        <table:table-row table:style-name="ro1">
          <table:table-cell table:style-name="ce1" office:value-type="string">
            <text:p>マイペース</text:p>
          </table:table-cell>
          <table:table-cell office:value-type="string">
            <text:p>私</text:p>
          </table:table-cell>
          <table:table-cell office:value-type="string">
            <text:p>君</text:p>
          </table:table-cell>
          <table:table-cell office:value-type="string">
            <text:p>だよ</text:p>
          </table:table-cell>
          <table:table-cell office:value-type="string">
            <text:p>だね</text:p>
          </table:table-cell>
          <table:table-cell office:value-type="string">
            <text:p>よ</text:p>
          </table:table-cell>
          <table:table-cell office:value-type="string">
            <text:p>るよ</text:p>
          </table:table-cell>
          <table:table-cell office:value-type="string">
            <text:p>ね</text:p>
          </table:table-cell>
          <table:table-cell office:value-type="string">
            <text:p>かな</text:p>
          </table:table-cell>
          <table:table-cell office:value-type="string">
            <text:p>だよね</text:p>
          </table:table-cell>
          <table:table-cell office:value-type="string">
            <text:p>ね</text:p>
          </table:table-cell>
          <table:table-cell office:value-type="string">
            <text:p>よ</text:p>
          </table:table-cell>
          <table:table-cell office:value-type="string">
            <text:p>てね</text:p>
          </table:table-cell>
          <table:table-cell office:value-type="string">
            <text:p>ね</text:p>
          </table:table-cell>
          <table:table-cell office:value-type="string">
            <text:p>よ</text:p>
          </table:table-cell>
          <table:table-cell office:value-type="string">
            <text:p>だよ</text:p>
          </table:table-cell>
          <table:table-cell office:value-type="string">
            <text:p>なのさ</text:p>
          </table:table-cell>
          <table:table-cell table:number-columns-repeated="2" office:value-type="string">
            <text:p>るよ</text:p>
          </table:table-cell>
          <table:table-cell office:value-type="string">
            <text:p>るね</text:p>
          </table:table-cell>
          <table:table-cell office:value-type="string">
            <text:p>何かな</text:p>
          </table:table-cell>
          <table:table-cell office:value-type="string">
            <text:p>うん</text:p>
          </table:table-cell>
          <table:table-cell office:value-type="string">
            <text:p>ううん</text:p>
          </table:table-cell>
          <table:table-cell office:value-type="string">
            <text:p>かな</text:p>
          </table:table-cell>
          <table:table-cell office:value-type="string">
            <text:p>のさ</text:p>
          </table:table-cell>
          <table:table-cell office:value-type="string">
            <text:p>て</text:p>
          </table:table-cell>
          <table:table-cell office:value-type="string">
            <text:p>かな</text:p>
          </table:table-cell>
          <table:table-cell office:value-type="string">
            <text:p>ありがとう</text:p>
          </table:table-cell>
          <table:table-cell office:value-type="string">
            <text:p>ごめんね</text:p>
          </table:table-cell>
          <table:table-cell office:value-type="string">
            <text:p>するよ</text:p>
          </table:table-cell>
          <table:table-cell office:value-type="string">
            <text:p>あれ</text:p>
          </table:table-cell>
          <table:table-cell office:value-type="string">
            <text:p>なろう</text:p>
          </table:table-cell>
          <table:table-cell office:value-type="string">
            <text:p>だね</text:p>
          </table:table-cell>
          <table:table-cell office:value-type="string">
            <text:p>るよ</text:p>
          </table:table-cell>
          <table:table-cell office:value-type="string">
            <text:p>だ</text:p>
          </table:table-cell>
          <table:table-cell office:value-type="string">
            <text:p>ったよ</text:p>
          </table:table-cell>
          <table:table-cell office:value-type="string">
            <text:p>なんだよ</text:p>
          </table:table-cell>
          <table:table-cell office:value-type="string">
            <text:p>みる</text:p>
          </table:table-cell>
          <table:table-cell office:value-type="string">
            <text:p>ね</text:p>
          </table:table-cell>
          <table:table-cell office:value-type="string">
            <text:p>ろう</text:p>
          </table:table-cell>
          <table:table-cell office:value-type="string">
            <text:p>した</text:p>
          </table:table-cell>
          <table:table-cell office:value-type="string">
            <text:p>そう</text:p>
          </table:table-cell>
          <table:table-cell office:value-type="string">
            <text:p>くれる</text:p>
          </table:table-cell>
          <table:table-cell office:value-type="string">
            <text:p>よ</text:p>
          </table:table-cell>
          <table:table-cell table:number-columns-repeated="2"/>
          <table:table-cell office:value-type="string">
            <text:p>だけど</text:p>
          </table:table-cell>
          <table:table-cell office:value-type="string">
            <text:p>るの</text:p>
          </table:table-cell>
          <table:table-cell office:value-type="string">
            <text:p>るかな</text:p>
          </table:table-cell>
          <table:table-cell office:value-type="string">
            <text:p>フフッ</text:p>
          </table:table-cell>
          <table:table-cell office:value-type="string">
            <text:p>から</text:p>
          </table:table-cell>
          <table:table-cell office:value-type="string">
            <text:p>駄目</text:p>
          </table:table-cell>
          <table:table-cell office:value-type="string">
            <text:p>こう</text:p>
          </table:table-cell>
          <table:table-cell office:value-type="string">
            <text:p>んだね</text:p>
          </table:table-cell>
          <table:table-cell office:value-type="string">
            <text:p>ん</text:p>
          </table:table-cell>
          <table:table-cell office:value-type="string">
            <text:p>いらないよ</text:p>
          </table:table-cell>
          <table:table-cell office:value-type="string">
            <text:p>る</text:p>
          </table:table-cell>
          <table:table-cell office:value-type="string">
            <text:p>て</text:p>
          </table:table-cell>
          <table:table-cell office:value-type="string">
            <text:p>ないよ</text:p>
          </table:table-cell>
          <table:table-cell office:value-type="string">
            <text:p>しね</text:p>
          </table:table-cell>
          <table:table-cell table:number-columns-repeated="200"/>
          <table:table-cell table:style-name="ce7" table:number-columns-repeated="764"/>
        </table:table-row>
        <table:table-row table:style-name="ro1">
          <table:table-cell table:style-name="ce1" office:value-type="string">
            <text:p>高圧的</text:p>
          </table:table-cell>
          <table:table-cell office:value-type="string">
            <text:p>アタシ</text:p>
          </table:table-cell>
          <table:table-cell office:value-type="string">
            <text:p>貴方</text:p>
          </table:table-cell>
          <table:table-cell table:number-columns-repeated="2" office:value-type="string">
            <text:p>よ</text:p>
          </table:table-cell>
          <table:table-cell office:value-type="string">
            <text:p>わ</text:p>
          </table:table-cell>
          <table:table-cell office:value-type="string">
            <text:p>るわ</text:p>
          </table:table-cell>
          <table:table-cell office:value-type="string">
            <text:p>するわ</text:p>
          </table:table-cell>
          <table:table-cell office:value-type="string">
            <text:p>かしら</text:p>
          </table:table-cell>
          <table:table-cell table:number-columns-repeated="2" office:value-type="string">
            <text:p>よね</text:p>
          </table:table-cell>
          <table:table-cell office:value-type="string">
            <text:p>わ</text:p>
          </table:table-cell>
          <table:table-cell office:value-type="string">
            <text:p>なさい</text:p>
          </table:table-cell>
          <table:table-cell office:value-type="string">
            <text:p>わね</text:p>
          </table:table-cell>
          <table:table-cell office:value-type="string">
            <text:p>わよ</text:p>
          </table:table-cell>
          <table:table-cell office:value-type="string">
            <text:p>よ</text:p>
          </table:table-cell>
          <table:table-cell office:value-type="string">
            <text:p>かしら</text:p>
          </table:table-cell>
          <table:table-cell table:number-columns-repeated="3" office:value-type="string">
            <text:p>るわ</text:p>
          </table:table-cell>
          <table:table-cell office:value-type="string">
            <text:p>何よ</text:p>
          </table:table-cell>
          <table:table-cell office:value-type="string">
            <text:p>そうね</text:p>
          </table:table-cell>
          <table:table-cell office:value-type="string">
            <text:p>いえ</text:p>
          </table:table-cell>
          <table:table-cell office:value-type="string">
            <text:p>よ</text:p>
          </table:table-cell>
          <table:table-cell office:value-type="string">
            <text:p>のよ</text:p>
          </table:table-cell>
          <table:table-cell office:value-type="string">
            <text:p>なさい</text:p>
          </table:table-cell>
          <table:table-cell office:value-type="string">
            <text:p>かしら</text:p>
          </table:table-cell>
          <table:table-cell office:value-type="string">
            <text:p>ありがとう</text:p>
          </table:table-cell>
          <table:table-cell office:value-type="string">
            <text:p>ごめんなさい</text:p>
          </table:table-cell>
          <table:table-cell office:value-type="string">
            <text:p>するわ</text:p>
          </table:table-cell>
          <table:table-cell office:value-type="string">
            <text:p>あら</text:p>
          </table:table-cell>
          <table:table-cell office:value-type="string">
            <text:p>なりましょう</text:p>
          </table:table-cell>
          <table:table-cell office:value-type="string">
            <text:p>ね</text:p>
          </table:table-cell>
          <table:table-cell office:value-type="string">
            <text:p>るわ</text:p>
          </table:table-cell>
          <table:table-cell office:value-type="string">
            <text:p>よ</text:p>
          </table:table-cell>
          <table:table-cell office:value-type="string">
            <text:p>ったわ</text:p>
          </table:table-cell>
          <table:table-cell office:value-type="string">
            <text:p>なのよ</text:p>
          </table:table-cell>
          <table:table-cell office:value-type="string">
            <text:p>みる</text:p>
          </table:table-cell>
          <table:table-cell office:value-type="string">
            <text:p>わね</text:p>
          </table:table-cell>
          <table:table-cell office:value-type="string">
            <text:p>りましょう</text:p>
          </table:table-cell>
          <table:table-cell office:value-type="string">
            <text:p>した</text:p>
          </table:table-cell>
          <table:table-cell office:value-type="string">
            <text:p>そう</text:p>
          </table:table-cell>
          <table:table-cell office:value-type="string">
            <text:p>くれるかしら</text:p>
          </table:table-cell>
          <table:table-cell office:value-type="string">
            <text:p>わ</text:p>
          </table:table-cell>
          <table:table-cell table:number-columns-repeated="2"/>
          <table:table-cell office:value-type="string">
            <text:p>だけど</text:p>
          </table:table-cell>
          <table:table-cell office:value-type="string">
            <text:p>るのかしら</text:p>
          </table:table-cell>
          <table:table-cell office:value-type="string">
            <text:p>るかしら</text:p>
          </table:table-cell>
          <table:table-cell office:value-type="string">
            <text:p>クスッ</text:p>
          </table:table-cell>
          <table:table-cell office:value-type="string">
            <text:p>から</text:p>
          </table:table-cell>
          <table:table-cell office:value-type="string">
            <text:p>ダメぇ</text:p>
          </table:table-cell>
          <table:table-cell office:value-type="string">
            <text:p>きましょう</text:p>
          </table:table-cell>
          <table:table-cell office:value-type="string">
            <text:p>のね</text:p>
          </table:table-cell>
          <table:table-cell office:value-type="string">
            <text:p>の</text:p>
          </table:table-cell>
          <table:table-cell office:value-type="string">
            <text:p>いらないわよ</text:p>
          </table:table-cell>
          <table:table-cell office:value-type="string">
            <text:p>てしまうわ</text:p>
          </table:table-cell>
          <table:table-cell office:value-type="string">
            <text:p>なさい</text:p>
          </table:table-cell>
          <table:table-cell office:value-type="string">
            <text:p>ないわ</text:p>
          </table:table-cell>
          <table:table-cell office:value-type="string">
            <text:p>でしょう</text:p>
          </table:table-cell>
          <table:table-cell table:number-columns-repeated="200"/>
          <table:table-cell table:style-name="ce7" table:number-columns-repeated="764"/>
        </table:table-row>
        <table:table-row table:style-name="ro1">
          <table:table-cell table:style-name="ce1" office:value-type="string">
            <text:p>荒々しい</text:p>
          </table:table-cell>
          <table:table-cell office:value-type="string">
            <text:p>俺</text:p>
          </table:table-cell>
          <table:table-cell office:value-type="string">
            <text:p>お前</text:p>
          </table:table-cell>
          <table:table-cell office:value-type="string">
            <text:p>だ</text:p>
          </table:table-cell>
          <table:table-cell office:value-type="string">
            <text:p>だな</text:p>
          </table:table-cell>
          <table:table-cell office:value-type="string">
            <text:p>ぞ</text:p>
          </table:table-cell>
          <table:table-cell office:value-type="string">
            <text:p>るぞ</text:p>
          </table:table-cell>
          <table:table-cell office:value-type="string">
            <text:p>するぜ</text:p>
          </table:table-cell>
          <table:table-cell office:value-type="string">
            <text:p>だ</text:p>
          </table:table-cell>
          <table:table-cell office:value-type="string">
            <text:p>だよな</text:p>
          </table:table-cell>
          <table:table-cell office:value-type="string">
            <text:p>くれ</text:p>
          </table:table-cell>
          <table:table-cell office:value-type="string">
            <text:p>ぞ</text:p>
          </table:table-cell>
          <table:table-cell office:value-type="string">
            <text:p>ろよ</text:p>
          </table:table-cell>
          <table:table-cell office:value-type="string">
            <text:p>な</text:p>
          </table:table-cell>
          <table:table-cell office:value-type="string">
            <text:p>ぜ</text:p>
          </table:table-cell>
          <table:table-cell table:number-columns-repeated="2" office:value-type="string">
            <text:p>だ</text:p>
          </table:table-cell>
          <table:table-cell table:number-columns-repeated="3" office:value-type="string">
            <text:p>るぜ</text:p>
          </table:table-cell>
          <table:table-cell office:value-type="string">
            <text:p>なんだよ</text:p>
          </table:table-cell>
          <table:table-cell office:value-type="string">
            <text:p>あぁ</text:p>
          </table:table-cell>
          <table:table-cell office:value-type="string">
            <text:p>いや</text:p>
          </table:table-cell>
          <table:table-cell office:value-type="string">
            <text:p>だ</text:p>
          </table:table-cell>
          <table:table-cell office:value-type="string">
            <text:p>んだ</text:p>
          </table:table-cell>
          <table:table-cell office:value-type="string">
            <text:p>ろ</text:p>
          </table:table-cell>
          <table:table-cell office:value-type="string">
            <text:p>か</text:p>
          </table:table-cell>
          <table:table-cell office:value-type="string">
            <text:p>ありがとな</text:p>
          </table:table-cell>
          <table:table-cell office:value-type="string">
            <text:p>悪い</text:p>
          </table:table-cell>
          <table:table-cell office:value-type="string">
            <text:p>する</text:p>
          </table:table-cell>
          <table:table-cell office:value-type="string">
            <text:p>おっ</text:p>
          </table:table-cell>
          <table:table-cell office:value-type="string">
            <text:p>なろう</text:p>
          </table:table-cell>
          <table:table-cell office:value-type="string">
            <text:p>だな</text:p>
          </table:table-cell>
          <table:table-cell office:value-type="string">
            <text:p>るぜ</text:p>
          </table:table-cell>
          <table:table-cell office:value-type="string">
            <text:p>だ</text:p>
          </table:table-cell>
          <table:table-cell office:value-type="string">
            <text:p>った</text:p>
          </table:table-cell>
          <table:table-cell office:value-type="string">
            <text:p>なんだぞ</text:p>
          </table:table-cell>
          <table:table-cell office:value-type="string">
            <text:p>みるか</text:p>
          </table:table-cell>
          <table:table-cell office:value-type="string">
            <text:p>な</text:p>
          </table:table-cell>
          <table:table-cell office:value-type="string">
            <text:p>るぞ</text:p>
          </table:table-cell>
          <table:table-cell office:value-type="string">
            <text:p>したか</text:p>
          </table:table-cell>
          <table:table-cell office:value-type="string">
            <text:p>そうか</text:p>
          </table:table-cell>
          <table:table-cell office:value-type="string">
            <text:p>くれるか</text:p>
          </table:table-cell>
          <table:table-cell office:value-type="string">
            <text:p>よ</text:p>
          </table:table-cell>
          <table:table-cell table:number-columns-repeated="2"/>
          <table:table-cell office:value-type="string">
            <text:p>だが</text:p>
          </table:table-cell>
          <table:table-cell table:number-columns-repeated="2" office:value-type="string">
            <text:p>るか</text:p>
          </table:table-cell>
          <table:table-cell office:value-type="string">
            <text:p>フッ</text:p>
          </table:table-cell>
          <table:table-cell office:value-type="string">
            <text:p>から</text:p>
          </table:table-cell>
          <table:table-cell office:value-type="string">
            <text:p>やめろぉ</text:p>
          </table:table-cell>
          <table:table-cell office:value-type="string">
            <text:p>こうぜ</text:p>
          </table:table-cell>
          <table:table-cell office:value-type="string">
            <text:p>んだな</text:p>
          </table:table-cell>
          <table:table-cell office:value-type="string">
            <text:p>ん</text:p>
          </table:table-cell>
          <table:table-cell office:value-type="string">
            <text:p>するな</text:p>
          </table:table-cell>
          <table:table-cell office:value-type="string">
            <text:p>るな</text:p>
          </table:table-cell>
          <table:table-cell office:value-type="string">
            <text:p>ろよ</text:p>
          </table:table-cell>
          <table:table-cell office:value-type="string">
            <text:p>ない</text:p>
          </table:table-cell>
          <table:table-cell office:value-type="string">
            <text:p>だろ</text:p>
          </table:table-cell>
          <table:table-cell table:number-columns-repeated="200"/>
          <table:table-cell table:style-name="ce7" table:number-columns-repeated="764"/>
        </table:table-row>
        <table:table-row table:style-name="ro1">
          <table:table-cell table:style-name="ce1" office:value-type="string">
            <text:p>弱気</text:p>
          </table:table-cell>
          <table:table-cell office:value-type="string">
            <text:p>私</text:p>
          </table:table-cell>
          <table:table-cell office:value-type="string">
            <text:p>貴方</text:p>
          </table:table-cell>
          <table:table-cell office:value-type="string">
            <text:p>です</text:p>
          </table:table-cell>
          <table:table-cell office:value-type="string">
            <text:p>ですね</text:p>
          </table:table-cell>
          <table:table-cell office:value-type="string">
            <text:p>んです</text:p>
          </table:table-cell>
          <table:table-cell office:value-type="string">
            <text:p>ります</text:p>
          </table:table-cell>
          <table:table-cell office:value-type="string">
            <text:p>します</text:p>
          </table:table-cell>
          <table:table-cell office:value-type="string">
            <text:p>ですかね</text:p>
          </table:table-cell>
          <table:table-cell office:value-type="string">
            <text:p>ですよね</text:p>
          </table:table-cell>
          <table:table-cell office:value-type="string">
            <text:p>下さい</text:p>
          </table:table-cell>
          <table:table-cell office:value-type="string">
            <text:p>です</text:p>
          </table:table-cell>
          <table:table-cell office:value-type="string">
            <text:p>て下さい</text:p>
          </table:table-cell>
          <table:table-cell office:value-type="string">
            <text:p>です</text:p>
          </table:table-cell>
          <table:table-cell office:value-type="string">
            <text:p>ですよ</text:p>
          </table:table-cell>
          <table:table-cell office:value-type="string">
            <text:p>です</text:p>
          </table:table-cell>
          <table:table-cell office:value-type="string">
            <text:p>ですか</text:p>
          </table:table-cell>
          <table:table-cell office:value-type="string">
            <text:p>います</text:p>
          </table:table-cell>
          <table:table-cell office:value-type="string">
            <text:p>ます</text:p>
          </table:table-cell>
          <table:table-cell office:value-type="string">
            <text:p>りますね</text:p>
          </table:table-cell>
          <table:table-cell office:value-type="string">
            <text:p>なんですか</text:p>
          </table:table-cell>
          <table:table-cell office:value-type="string">
            <text:p>はい</text:p>
          </table:table-cell>
          <table:table-cell office:value-type="string">
            <text:p>いいえ</text:p>
          </table:table-cell>
          <table:table-cell office:value-type="string">
            <text:p>ですか</text:p>
          </table:table-cell>
          <table:table-cell office:value-type="string">
            <text:p>んですか</text:p>
          </table:table-cell>
          <table:table-cell office:value-type="string">
            <text:p>て下さい</text:p>
          </table:table-cell>
          <table:table-cell office:value-type="string">
            <text:p>ですか</text:p>
          </table:table-cell>
          <table:table-cell office:value-type="string">
            <text:p>あ…ありがとうございます</text:p>
          </table:table-cell>
          <table:table-cell office:value-type="string">
            <text:p>す…すみません</text:p>
          </table:table-cell>
          <table:table-cell office:value-type="string">
            <text:p>します</text:p>
          </table:table-cell>
          <table:table-cell office:value-type="string">
            <text:p>あっ</text:p>
          </table:table-cell>
          <table:table-cell office:value-type="string">
            <text:p>なりましょう</text:p>
          </table:table-cell>
          <table:table-cell office:value-type="string">
            <text:p>ですね</text:p>
          </table:table-cell>
          <table:table-cell office:value-type="string">
            <text:p>ます</text:p>
          </table:table-cell>
          <table:table-cell office:value-type="string">
            <text:p>です</text:p>
          </table:table-cell>
          <table:table-cell office:value-type="string">
            <text:p>りました</text:p>
          </table:table-cell>
          <table:table-cell office:value-type="string">
            <text:p>なんですよ</text:p>
          </table:table-cell>
          <table:table-cell office:value-type="string">
            <text:p>みますか</text:p>
          </table:table-cell>
          <table:table-cell office:value-type="string">
            <text:p>ですね</text:p>
          </table:table-cell>
          <table:table-cell office:value-type="string">
            <text:p>りましょう</text:p>
          </table:table-cell>
          <table:table-cell office:value-type="string">
            <text:p>しましたか</text:p>
          </table:table-cell>
          <table:table-cell office:value-type="string">
            <text:p>そうですか</text:p>
          </table:table-cell>
          <table:table-cell office:value-type="string">
            <text:p>くれますか</text:p>
          </table:table-cell>
          <table:table-cell office:value-type="string">
            <text:p>です</text:p>
          </table:table-cell>
          <table:table-cell office:value-type="string">
            <text:p>お</text:p>
          </table:table-cell>
          <table:table-cell office:value-type="string">
            <text:p>ご</text:p>
          </table:table-cell>
          <table:table-cell office:value-type="string">
            <text:p>ですが</text:p>
          </table:table-cell>
          <table:table-cell office:value-type="string">
            <text:p>りますか</text:p>
          </table:table-cell>
          <table:table-cell office:value-type="string">
            <text:p>ますか</text:p>
          </table:table-cell>
          <table:table-cell office:value-type="string">
            <text:p>クスッ</text:p>
          </table:table-cell>
          <table:table-cell office:value-type="string">
            <text:p>ので</text:p>
          </table:table-cell>
          <table:table-cell office:value-type="string">
            <text:p>ダメぇ</text:p>
          </table:table-cell>
          <table:table-cell office:value-type="string">
            <text:p>きましょう</text:p>
          </table:table-cell>
          <table:table-cell office:value-type="string">
            <text:p>のですね</text:p>
          </table:table-cell>
          <table:table-cell office:value-type="string">
            <text:p>の</text:p>
          </table:table-cell>
          <table:table-cell office:value-type="string">
            <text:p>しないで下さい</text:p>
          </table:table-cell>
          <table:table-cell office:value-type="string">
            <text:p>ちゃう</text:p>
          </table:table-cell>
          <table:table-cell office:value-type="string">
            <text:p>て下さい</text:p>
          </table:table-cell>
          <table:table-cell office:value-type="string">
            <text:p>ありません</text:p>
          </table:table-cell>
          <table:table-cell office:value-type="string">
            <text:p>ますし</text:p>
          </table:table-cell>
          <table:table-cell table:number-columns-repeated="200"/>
          <table:table-cell table:style-name="ce7" table:number-columns-repeated="764"/>
        </table:table-row>
        <table:table-row table:style-name="ro1">
          <table:table-cell table:style-name="ce1" office:value-type="string">
            <text:p>気品高い</text:p>
          </table:table-cell>
          <table:table-cell office:value-type="string">
            <text:p>私</text:p>
          </table:table-cell>
          <table:table-cell office:value-type="string">
            <text:p>貴方</text:p>
          </table:table-cell>
          <table:table-cell office:value-type="string">
            <text:p>ですよ</text:p>
          </table:table-cell>
          <table:table-cell office:value-type="string">
            <text:p>ですね</text:p>
          </table:table-cell>
          <table:table-cell office:value-type="string">
            <text:p>んです</text:p>
          </table:table-cell>
          <table:table-cell office:value-type="string">
            <text:p>ります</text:p>
          </table:table-cell>
          <table:table-cell office:value-type="string">
            <text:p>致します</text:p>
          </table:table-cell>
          <table:table-cell office:value-type="string">
            <text:p>でしょう</text:p>
          </table:table-cell>
          <table:table-cell office:value-type="string">
            <text:p>ですね</text:p>
          </table:table-cell>
          <table:table-cell office:value-type="string">
            <text:p>下さいませ</text:p>
          </table:table-cell>
          <table:table-cell office:value-type="string">
            <text:p>ですわ</text:p>
          </table:table-cell>
          <table:table-cell office:value-type="string">
            <text:p>て下さいね</text:p>
          </table:table-cell>
          <table:table-cell office:value-type="string">
            <text:p>です</text:p>
          </table:table-cell>
          <table:table-cell office:value-type="string">
            <text:p>ですよ</text:p>
          </table:table-cell>
          <table:table-cell office:value-type="string">
            <text:p>です</text:p>
          </table:table-cell>
          <table:table-cell office:value-type="string">
            <text:p>なのですか</text:p>
          </table:table-cell>
          <table:table-cell office:value-type="string">
            <text:p>います</text:p>
          </table:table-cell>
          <table:table-cell office:value-type="string">
            <text:p>ますね</text:p>
          </table:table-cell>
          <table:table-cell office:value-type="string">
            <text:p>りますね</text:p>
          </table:table-cell>
          <table:table-cell office:value-type="string">
            <text:p>なんでしょう</text:p>
          </table:table-cell>
          <table:table-cell office:value-type="string">
            <text:p>はい</text:p>
          </table:table-cell>
          <table:table-cell office:value-type="string">
            <text:p>いいえ</text:p>
          </table:table-cell>
          <table:table-cell office:value-type="string">
            <text:p>でしょう</text:p>
          </table:table-cell>
          <table:table-cell office:value-type="string">
            <text:p>のですか</text:p>
          </table:table-cell>
          <table:table-cell office:value-type="string">
            <text:p>て下さい</text:p>
          </table:table-cell>
          <table:table-cell office:value-type="string">
            <text:p>でしょうか</text:p>
          </table:table-cell>
          <table:table-cell office:value-type="string">
            <text:p>ありがとうございます</text:p>
          </table:table-cell>
          <table:table-cell office:value-type="string">
            <text:p>申し訳御座いません</text:p>
          </table:table-cell>
          <table:table-cell office:value-type="string">
            <text:p>致します</text:p>
          </table:table-cell>
          <table:table-cell office:value-type="string">
            <text:p>あらぁ</text:p>
          </table:table-cell>
          <table:table-cell office:value-type="string">
            <text:p>なりましょう</text:p>
          </table:table-cell>
          <table:table-cell office:value-type="string">
            <text:p>ですね</text:p>
          </table:table-cell>
          <table:table-cell office:value-type="string">
            <text:p>ます</text:p>
          </table:table-cell>
          <table:table-cell office:value-type="string">
            <text:p>です</text:p>
          </table:table-cell>
          <table:table-cell office:value-type="string">
            <text:p>りましたわ</text:p>
          </table:table-cell>
          <table:table-cell office:value-type="string">
            <text:p>なんですよ</text:p>
          </table:table-cell>
          <table:table-cell office:value-type="string">
            <text:p>みますか</text:p>
          </table:table-cell>
          <table:table-cell office:value-type="string">
            <text:p>ですね</text:p>
          </table:table-cell>
          <table:table-cell office:value-type="string">
            <text:p>りましょう</text:p>
          </table:table-cell>
          <table:table-cell office:value-type="string">
            <text:p>しましたか</text:p>
          </table:table-cell>
          <table:table-cell office:value-type="string">
            <text:p>そうですか</text:p>
          </table:table-cell>
          <table:table-cell office:value-type="string">
            <text:p>くださいますか</text:p>
          </table:table-cell>
          <table:table-cell office:value-type="string">
            <text:p>です</text:p>
          </table:table-cell>
          <table:table-cell office:value-type="string">
            <text:p>お</text:p>
          </table:table-cell>
          <table:table-cell office:value-type="string">
            <text:p>ご</text:p>
          </table:table-cell>
          <table:table-cell office:value-type="string">
            <text:p>ですが</text:p>
          </table:table-cell>
          <table:table-cell office:value-type="string">
            <text:p>りますか</text:p>
          </table:table-cell>
          <table:table-cell office:value-type="string">
            <text:p>ますか</text:p>
          </table:table-cell>
          <table:table-cell office:value-type="string">
            <text:p>クスッ</text:p>
          </table:table-cell>
          <table:table-cell office:value-type="string">
            <text:p>ので</text:p>
          </table:table-cell>
          <table:table-cell office:value-type="string">
            <text:p>ダメぇ</text:p>
          </table:table-cell>
          <table:table-cell office:value-type="string">
            <text:p>きましょう</text:p>
          </table:table-cell>
          <table:table-cell office:value-type="string">
            <text:p>のですね</text:p>
          </table:table-cell>
          <table:table-cell office:value-type="string">
            <text:p>の</text:p>
          </table:table-cell>
          <table:table-cell office:value-type="string">
            <text:p>しないで下さいませ</text:p>
          </table:table-cell>
          <table:table-cell office:value-type="string">
            <text:p>しまいますわ</text:p>
          </table:table-cell>
          <table:table-cell office:value-type="string">
            <text:p>て下さいませ</text:p>
          </table:table-cell>
          <table:table-cell office:value-type="string">
            <text:p>ありません</text:p>
          </table:table-cell>
          <table:table-cell office:value-type="string">
            <text:p>でしょう</text:p>
          </table:table-cell>
          <table:table-cell table:number-columns-repeated="200"/>
          <table:table-cell table:style-name="ce7" table:number-columns-repeated="764"/>
        </table:table-row>
        <table:table-row table:style-name="ro1">
          <table:table-cell table:style-name="ce1" office:value-type="string">
            <text:p>男気</text:p>
          </table:table-cell>
          <table:table-cell office:value-type="string">
            <text:p>俺</text:p>
          </table:table-cell>
          <table:table-cell office:value-type="string">
            <text:p>お前</text:p>
          </table:table-cell>
          <table:table-cell table:number-columns-repeated="2" office:value-type="string">
            <text:p>だな</text:p>
          </table:table-cell>
          <table:table-cell office:value-type="string">
            <text:p>ぞ</text:p>
          </table:table-cell>
          <table:table-cell office:value-type="string">
            <text:p>るぞ</text:p>
          </table:table-cell>
          <table:table-cell office:value-type="string">
            <text:p>する</text:p>
          </table:table-cell>
          <table:table-cell office:value-type="string">
            <text:p>だ</text:p>
          </table:table-cell>
          <table:table-cell office:value-type="string">
            <text:p>だよな</text:p>
          </table:table-cell>
          <table:table-cell office:value-type="string">
            <text:p>くれ</text:p>
          </table:table-cell>
          <table:table-cell office:value-type="string">
            <text:p>ぞ</text:p>
          </table:table-cell>
          <table:table-cell office:value-type="string">
            <text:p>てくれ</text:p>
          </table:table-cell>
          <table:table-cell office:value-type="string">
            <text:p>な</text:p>
          </table:table-cell>
          <table:table-cell office:value-type="string">
            <text:p>ぞ</text:p>
          </table:table-cell>
          <table:table-cell table:number-columns-repeated="2" office:value-type="string">
            <text:p>だ</text:p>
          </table:table-cell>
          <table:table-cell office:value-type="string">
            <text:p>るぞ</text:p>
          </table:table-cell>
          <table:table-cell office:value-type="string">
            <text:p>るぜ</text:p>
          </table:table-cell>
          <table:table-cell office:value-type="string">
            <text:p>るよ</text:p>
          </table:table-cell>
          <table:table-cell office:value-type="string">
            <text:p>なんだ</text:p>
          </table:table-cell>
          <table:table-cell office:value-type="string">
            <text:p>あぁ</text:p>
          </table:table-cell>
          <table:table-cell office:value-type="string">
            <text:p>いや</text:p>
          </table:table-cell>
          <table:table-cell office:value-type="string">
            <text:p>だ</text:p>
          </table:table-cell>
          <table:table-cell office:value-type="string">
            <text:p>んだ</text:p>
          </table:table-cell>
          <table:table-cell office:value-type="string">
            <text:p>てくれ</text:p>
          </table:table-cell>
          <table:table-cell office:value-type="string">
            <text:p>か</text:p>
          </table:table-cell>
          <table:table-cell office:value-type="string">
            <text:p>ありがとな</text:p>
          </table:table-cell>
          <table:table-cell office:value-type="string">
            <text:p>悪いな</text:p>
          </table:table-cell>
          <table:table-cell office:value-type="string">
            <text:p>する</text:p>
          </table:table-cell>
          <table:table-cell office:value-type="string">
            <text:p>あぁ</text:p>
          </table:table-cell>
          <table:table-cell office:value-type="string">
            <text:p>なろう</text:p>
          </table:table-cell>
          <table:table-cell office:value-type="string">
            <text:p>だな</text:p>
          </table:table-cell>
          <table:table-cell office:value-type="string">
            <text:p>るぞ</text:p>
          </table:table-cell>
          <table:table-cell office:value-type="string">
            <text:p>だ</text:p>
          </table:table-cell>
          <table:table-cell office:value-type="string">
            <text:p>った</text:p>
          </table:table-cell>
          <table:table-cell office:value-type="string">
            <text:p>なんだぞ</text:p>
          </table:table-cell>
          <table:table-cell office:value-type="string">
            <text:p>みるか</text:p>
          </table:table-cell>
          <table:table-cell office:value-type="string">
            <text:p>な</text:p>
          </table:table-cell>
          <table:table-cell office:value-type="string">
            <text:p>るぞ</text:p>
          </table:table-cell>
          <table:table-cell office:value-type="string">
            <text:p>したか</text:p>
          </table:table-cell>
          <table:table-cell office:value-type="string">
            <text:p>そうか</text:p>
          </table:table-cell>
          <table:table-cell office:value-type="string">
            <text:p>くれるか</text:p>
          </table:table-cell>
          <table:table-cell office:value-type="string">
            <text:p>よ</text:p>
          </table:table-cell>
          <table:table-cell table:number-columns-repeated="2"/>
          <table:table-cell office:value-type="string">
            <text:p>だが</text:p>
          </table:table-cell>
          <table:table-cell table:number-columns-repeated="2" office:value-type="string">
            <text:p>るか</text:p>
          </table:table-cell>
          <table:table-cell office:value-type="string">
            <text:p>フッ</text:p>
          </table:table-cell>
          <table:table-cell office:value-type="string">
            <text:p>から</text:p>
          </table:table-cell>
          <table:table-cell office:value-type="string">
            <text:p>やめろぉ</text:p>
          </table:table-cell>
          <table:table-cell office:value-type="string">
            <text:p>くか</text:p>
          </table:table-cell>
          <table:table-cell office:value-type="string">
            <text:p>んだな</text:p>
          </table:table-cell>
          <table:table-cell office:value-type="string">
            <text:p>ん</text:p>
          </table:table-cell>
          <table:table-cell office:value-type="string">
            <text:p>するな</text:p>
          </table:table-cell>
          <table:table-cell office:value-type="string">
            <text:p>るな</text:p>
          </table:table-cell>
          <table:table-cell office:value-type="string">
            <text:p>てくれよ</text:p>
          </table:table-cell>
          <table:table-cell office:value-type="string">
            <text:p>ない</text:p>
          </table:table-cell>
          <table:table-cell office:value-type="string">
            <text:p>だろう</text:p>
          </table:table-cell>
          <table:table-cell table:number-columns-repeated="200"/>
          <table:table-cell table:style-name="ce7" table:number-columns-repeated="764"/>
        </table:table-row>
        <table:table-row table:style-name="ro1">
          <table:table-cell table:style-name="ce1" office:value-type="string">
            <text:p>色っぽい</text:p>
          </table:table-cell>
          <table:table-cell office:value-type="string">
            <text:p>私</text:p>
          </table:table-cell>
          <table:table-cell office:value-type="string">
            <text:p>貴方</text:p>
          </table:table-cell>
          <table:table-cell table:number-columns-repeated="2" office:value-type="string">
            <text:p>ね</text:p>
          </table:table-cell>
          <table:table-cell office:value-type="string">
            <text:p>わ</text:p>
          </table:table-cell>
          <table:table-cell office:value-type="string">
            <text:p>るわ</text:p>
          </table:table-cell>
          <table:table-cell office:value-type="string">
            <text:p>するわね</text:p>
          </table:table-cell>
          <table:table-cell office:value-type="string">
            <text:p>かしらね</text:p>
          </table:table-cell>
          <table:table-cell office:value-type="string">
            <text:p>よね</text:p>
          </table:table-cell>
          <table:table-cell office:value-type="string">
            <text:p>下さいね</text:p>
          </table:table-cell>
          <table:table-cell office:value-type="string">
            <text:p>わよ</text:p>
          </table:table-cell>
          <table:table-cell office:value-type="string">
            <text:p>てね</text:p>
          </table:table-cell>
          <table:table-cell office:value-type="string">
            <text:p>じゃない</text:p>
          </table:table-cell>
          <table:table-cell office:value-type="string">
            <text:p>わよ</text:p>
          </table:table-cell>
          <table:table-cell office:value-type="string">
            <text:p>よ</text:p>
          </table:table-cell>
          <table:table-cell office:value-type="string">
            <text:p>かしら</text:p>
          </table:table-cell>
          <table:table-cell office:value-type="string">
            <text:p>るわ</text:p>
          </table:table-cell>
          <table:table-cell office:value-type="string">
            <text:p>るわね</text:p>
          </table:table-cell>
          <table:table-cell office:value-type="string">
            <text:p>わね</text:p>
          </table:table-cell>
          <table:table-cell office:value-type="string">
            <text:p>何かしら</text:p>
          </table:table-cell>
          <table:table-cell office:value-type="string">
            <text:p>えぇ</text:p>
          </table:table-cell>
          <table:table-cell office:value-type="string">
            <text:p>いいえ</text:p>
          </table:table-cell>
          <table:table-cell office:value-type="string">
            <text:p>かしら</text:p>
          </table:table-cell>
          <table:table-cell office:value-type="string">
            <text:p>のかしら</text:p>
          </table:table-cell>
          <table:table-cell office:value-type="string">
            <text:p>て</text:p>
          </table:table-cell>
          <table:table-cell office:value-type="string">
            <text:p>かしら</text:p>
          </table:table-cell>
          <table:table-cell office:value-type="string">
            <text:p>ありがとうございます</text:p>
          </table:table-cell>
          <table:table-cell office:value-type="string">
            <text:p>ごめんなさい</text:p>
          </table:table-cell>
          <table:table-cell office:value-type="string">
            <text:p>するわ</text:p>
          </table:table-cell>
          <table:table-cell office:value-type="string">
            <text:p>あらあら</text:p>
          </table:table-cell>
          <table:table-cell office:value-type="string">
            <text:p>なりましょう</text:p>
          </table:table-cell>
          <table:table-cell office:value-type="string">
            <text:p>ね</text:p>
          </table:table-cell>
          <table:table-cell office:value-type="string">
            <text:p>るわ</text:p>
          </table:table-cell>
          <table:table-cell office:value-type="string">
            <text:p>よ</text:p>
          </table:table-cell>
          <table:table-cell office:value-type="string">
            <text:p>ったわ</text:p>
          </table:table-cell>
          <table:table-cell office:value-type="string">
            <text:p>なのよ</text:p>
          </table:table-cell>
          <table:table-cell office:value-type="string">
            <text:p>みる</text:p>
          </table:table-cell>
          <table:table-cell office:value-type="string">
            <text:p>わね</text:p>
          </table:table-cell>
          <table:table-cell office:value-type="string">
            <text:p>りましょう</text:p>
          </table:table-cell>
          <table:table-cell office:value-type="string">
            <text:p>した</text:p>
          </table:table-cell>
          <table:table-cell office:value-type="string">
            <text:p>そう</text:p>
          </table:table-cell>
          <table:table-cell office:value-type="string">
            <text:p>くれる</text:p>
          </table:table-cell>
          <table:table-cell office:value-type="string">
            <text:p>わ</text:p>
          </table:table-cell>
          <table:table-cell office:value-type="string">
            <text:p>お</text:p>
          </table:table-cell>
          <table:table-cell office:value-type="string">
            <text:p>ご</text:p>
          </table:table-cell>
          <table:table-cell office:value-type="string">
            <text:p>だけど</text:p>
          </table:table-cell>
          <table:table-cell office:value-type="string">
            <text:p>るのかしら</text:p>
          </table:table-cell>
          <table:table-cell office:value-type="string">
            <text:p>るかしら</text:p>
          </table:table-cell>
          <table:table-cell office:value-type="string">
            <text:p>クスッ</text:p>
          </table:table-cell>
          <table:table-cell office:value-type="string">
            <text:p>ので</text:p>
          </table:table-cell>
          <table:table-cell office:value-type="string">
            <text:p>イヤ</text:p>
          </table:table-cell>
          <table:table-cell office:value-type="string">
            <text:p>きましょう</text:p>
          </table:table-cell>
          <table:table-cell office:value-type="string">
            <text:p>のですね</text:p>
          </table:table-cell>
          <table:table-cell office:value-type="string">
            <text:p>の</text:p>
          </table:table-cell>
          <table:table-cell office:value-type="string">
            <text:p>いらないわよ</text:p>
          </table:table-cell>
          <table:table-cell office:value-type="string">
            <text:p>ちゃうわね</text:p>
          </table:table-cell>
          <table:table-cell office:value-type="string">
            <text:p>てね</text:p>
          </table:table-cell>
          <table:table-cell office:value-type="string">
            <text:p>ないわ</text:p>
          </table:table-cell>
          <table:table-cell office:value-type="string">
            <text:p>でしょう</text:p>
          </table:table-cell>
          <table:table-cell table:number-columns-repeated="200"/>
          <table:table-cell table:style-name="ce7" table:number-columns-repeated="764"/>
        </table:table-row>
        <table:table-row table:style-name="ro1">
          <table:table-cell table:style-name="ce1" office:value-type="string">
            <text:p>フレンドリー</text:p>
          </table:table-cell>
          <table:table-cell office:value-type="string">
            <text:p>私</text:p>
          </table:table-cell>
          <table:table-cell office:value-type="string">
            <text:p>アンタ</text:p>
          </table:table-cell>
          <table:table-cell table:number-columns-repeated="2" office:value-type="string">
            <text:p>ね</text:p>
          </table:table-cell>
          <table:table-cell office:value-type="string">
            <text:p>わよ</text:p>
          </table:table-cell>
          <table:table-cell office:value-type="string">
            <text:p>るわ</text:p>
          </table:table-cell>
          <table:table-cell office:value-type="string">
            <text:p>するわね</text:p>
          </table:table-cell>
          <table:table-cell office:value-type="string">
            <text:p>かしら</text:p>
          </table:table-cell>
          <table:table-cell office:value-type="string">
            <text:p>よね</text:p>
          </table:table-cell>
          <table:table-cell office:value-type="string">
            <text:p>ね</text:p>
          </table:table-cell>
          <table:table-cell office:value-type="string">
            <text:p>わよ</text:p>
          </table:table-cell>
          <table:table-cell office:value-type="string">
            <text:p>てね</text:p>
          </table:table-cell>
          <table:table-cell office:value-type="string">
            <text:p>じゃない</text:p>
          </table:table-cell>
          <table:table-cell office:value-type="string">
            <text:p>わよ</text:p>
          </table:table-cell>
          <table:table-cell office:value-type="string">
            <text:p>よ</text:p>
          </table:table-cell>
          <table:table-cell office:value-type="string">
            <text:p>なのよ</text:p>
          </table:table-cell>
          <table:table-cell office:value-type="string">
            <text:p>るわ</text:p>
          </table:table-cell>
          <table:table-cell office:value-type="string">
            <text:p>る</text:p>
          </table:table-cell>
          <table:table-cell office:value-type="string">
            <text:p>るわね</text:p>
          </table:table-cell>
          <table:table-cell office:value-type="string">
            <text:p>何かしら</text:p>
          </table:table-cell>
          <table:table-cell office:value-type="string">
            <text:p>そうね</text:p>
          </table:table-cell>
          <table:table-cell office:value-type="string">
            <text:p>ううん</text:p>
          </table:table-cell>
          <table:table-cell office:value-type="string">
            <text:p>かしら</text:p>
          </table:table-cell>
          <table:table-cell office:value-type="string">
            <text:p>のよ</text:p>
          </table:table-cell>
          <table:table-cell office:value-type="string">
            <text:p>なさい</text:p>
          </table:table-cell>
          <table:table-cell office:value-type="string">
            <text:p>かしら</text:p>
          </table:table-cell>
          <table:table-cell office:value-type="string">
            <text:p>ありがと</text:p>
          </table:table-cell>
          <table:table-cell office:value-type="string">
            <text:p>ごめん</text:p>
          </table:table-cell>
          <table:table-cell office:value-type="string">
            <text:p>するわ</text:p>
          </table:table-cell>
          <table:table-cell office:value-type="string">
            <text:p>あら</text:p>
          </table:table-cell>
          <table:table-cell office:value-type="string">
            <text:p>なりましょう</text:p>
          </table:table-cell>
          <table:table-cell office:value-type="string">
            <text:p>ね</text:p>
          </table:table-cell>
          <table:table-cell office:value-type="string">
            <text:p>るわ</text:p>
          </table:table-cell>
          <table:table-cell office:value-type="string">
            <text:p>よ</text:p>
          </table:table-cell>
          <table:table-cell office:value-type="string">
            <text:p>ったわ</text:p>
          </table:table-cell>
          <table:table-cell office:value-type="string">
            <text:p>なのよ</text:p>
          </table:table-cell>
          <table:table-cell office:value-type="string">
            <text:p>みる</text:p>
          </table:table-cell>
          <table:table-cell office:value-type="string">
            <text:p>わね</text:p>
          </table:table-cell>
          <table:table-cell office:value-type="string">
            <text:p>りましょう</text:p>
          </table:table-cell>
          <table:table-cell office:value-type="string">
            <text:p>した</text:p>
          </table:table-cell>
          <table:table-cell office:value-type="string">
            <text:p>そう</text:p>
          </table:table-cell>
          <table:table-cell office:value-type="string">
            <text:p>くれるかしら</text:p>
          </table:table-cell>
          <table:table-cell office:value-type="string">
            <text:p>わ</text:p>
          </table:table-cell>
          <table:table-cell table:number-columns-repeated="2"/>
          <table:table-cell office:value-type="string">
            <text:p>だけど</text:p>
          </table:table-cell>
          <table:table-cell office:value-type="string">
            <text:p>るのかしら</text:p>
          </table:table-cell>
          <table:table-cell office:value-type="string">
            <text:p>るかしら</text:p>
          </table:table-cell>
          <table:table-cell office:value-type="string">
            <text:p>クスッ</text:p>
          </table:table-cell>
          <table:table-cell office:value-type="string">
            <text:p>から</text:p>
          </table:table-cell>
          <table:table-cell office:value-type="string">
            <text:p>ダメぇ</text:p>
          </table:table-cell>
          <table:table-cell office:value-type="string">
            <text:p>きましょう</text:p>
          </table:table-cell>
          <table:table-cell office:value-type="string">
            <text:p>のね</text:p>
          </table:table-cell>
          <table:table-cell office:value-type="string">
            <text:p>の</text:p>
          </table:table-cell>
          <table:table-cell office:value-type="string">
            <text:p>いらないわよ</text:p>
          </table:table-cell>
          <table:table-cell office:value-type="string">
            <text:p>ちゃうわね</text:p>
          </table:table-cell>
          <table:table-cell office:value-type="string">
            <text:p>てね</text:p>
          </table:table-cell>
          <table:table-cell office:value-type="string">
            <text:p>ないわ</text:p>
          </table:table-cell>
          <table:table-cell office:value-type="string">
            <text:p>でしょ</text:p>
          </table:table-cell>
          <table:table-cell table:number-columns-repeated="200"/>
          <table:table-cell table:style-name="ce7" table:number-columns-repeated="764"/>
        </table:table-row>
        <table:table-row table:style-name="ro1" table:number-rows-repeated="3">
          <table:table-cell table:style-name="ce1"/>
          <table:table-cell table:number-columns-repeated="259"/>
          <table:table-cell table:style-name="ce7" table:number-columns-repeated="764"/>
        </table:table-row>
        <table:table-row table:style-name="ro1">
          <table:table-cell table:style-name="ce1" office:value-type="string">
            <text:p>快活</text:p>
          </table:table-cell>
          <table:table-cell office:value-type="string">
            <text:p>私</text:p>
          </table:table-cell>
          <table:table-cell office:value-type="string">
            <text:p>キミ</text:p>
          </table:table-cell>
          <table:table-cell office:value-type="string">
            <text:p>ね</text:p>
          </table:table-cell>
          <table:table-cell office:value-type="string">
            <text:p>だね</text:p>
          </table:table-cell>
          <table:table-cell office:value-type="string">
            <text:p>よ</text:p>
          </table:table-cell>
          <table:table-cell office:value-type="string">
            <text:p>るよ</text:p>
          </table:table-cell>
          <table:table-cell office:value-type="string">
            <text:p>ね</text:p>
          </table:table-cell>
          <table:table-cell office:value-type="string">
            <text:p>かな</text:p>
          </table:table-cell>
          <table:table-cell office:value-type="string">
            <text:p>だよね</text:p>
          </table:table-cell>
          <table:table-cell office:value-type="string">
            <text:p>ね</text:p>
          </table:table-cell>
          <table:table-cell office:value-type="string">
            <text:p>よ</text:p>
          </table:table-cell>
          <table:table-cell office:value-type="string">
            <text:p>てね</text:p>
          </table:table-cell>
          <table:table-cell office:value-type="string">
            <text:p>ね</text:p>
          </table:table-cell>
          <table:table-cell office:value-type="string">
            <text:p>よ</text:p>
          </table:table-cell>
          <table:table-cell office:value-type="string">
            <text:p>だよ</text:p>
          </table:table-cell>
          <table:table-cell office:value-type="string">
            <text:p>なの</text:p>
          </table:table-cell>
          <table:table-cell office:value-type="string">
            <text:p>る</text:p>
          </table:table-cell>
          <table:table-cell office:value-type="string">
            <text:p>るね</text:p>
          </table:table-cell>
          <table:table-cell office:value-type="string">
            <text:p>るよ</text:p>
          </table:table-cell>
          <table:table-cell office:value-type="string">
            <text:p>何かな</text:p>
          </table:table-cell>
          <table:table-cell office:value-type="string">
            <text:p>うん</text:p>
          </table:table-cell>
          <table:table-cell office:value-type="string">
            <text:p>ううん</text:p>
          </table:table-cell>
          <table:table-cell office:value-type="string">
            <text:p>かな</text:p>
          </table:table-cell>
          <table:table-cell office:value-type="string">
            <text:p>のかな</text:p>
          </table:table-cell>
          <table:table-cell office:value-type="string">
            <text:p>てよ</text:p>
          </table:table-cell>
          <table:table-cell office:value-type="string">
            <text:p>かな</text:p>
          </table:table-cell>
          <table:table-cell office:value-type="string">
            <text:p>ありがとう</text:p>
          </table:table-cell>
          <table:table-cell office:value-type="string">
            <text:p>ごめんなさい</text:p>
          </table:table-cell>
          <table:table-cell office:value-type="string">
            <text:p>するね</text:p>
          </table:table-cell>
          <table:table-cell office:value-type="string">
            <text:p>あれれ</text:p>
          </table:table-cell>
          <table:table-cell office:value-type="string">
            <text:p>なろう</text:p>
          </table:table-cell>
          <table:table-cell office:value-type="string">
            <text:p>ね</text:p>
          </table:table-cell>
          <table:table-cell office:value-type="string">
            <text:p>るよ</text:p>
          </table:table-cell>
          <table:table-cell office:value-type="string">
            <text:p>だ</text:p>
          </table:table-cell>
          <table:table-cell office:value-type="string">
            <text:p>ったよ</text:p>
          </table:table-cell>
          <table:table-cell office:value-type="string">
            <text:p>なの</text:p>
          </table:table-cell>
          <table:table-cell office:value-type="string">
            <text:p>みる</text:p>
          </table:table-cell>
          <table:table-cell office:value-type="string">
            <text:p>ね</text:p>
          </table:table-cell>
          <table:table-cell office:value-type="string">
            <text:p>ろうよ</text:p>
          </table:table-cell>
          <table:table-cell office:value-type="string">
            <text:p>したの</text:p>
          </table:table-cell>
          <table:table-cell office:value-type="string">
            <text:p>そうなの</text:p>
          </table:table-cell>
          <table:table-cell office:value-type="string">
            <text:p>くれる</text:p>
          </table:table-cell>
          <table:table-cell office:value-type="string">
            <text:p>よ</text:p>
          </table:table-cell>
          <table:table-cell table:number-columns-repeated="2"/>
          <table:table-cell office:value-type="string">
            <text:p>だけど</text:p>
          </table:table-cell>
          <table:table-cell office:value-type="string">
            <text:p>るの</text:p>
          </table:table-cell>
          <table:table-cell office:value-type="string">
            <text:p>るのかな</text:p>
          </table:table-cell>
          <table:table-cell office:value-type="string">
            <text:p>えへっ</text:p>
          </table:table-cell>
          <table:table-cell office:value-type="string">
            <text:p>から</text:p>
          </table:table-cell>
          <table:table-cell office:value-type="string">
            <text:p>ダメぇ</text:p>
          </table:table-cell>
          <table:table-cell office:value-type="string">
            <text:p>こうよ</text:p>
          </table:table-cell>
          <table:table-cell office:value-type="string">
            <text:p>んだね</text:p>
          </table:table-cell>
          <table:table-cell office:value-type="string">
            <text:p>ん</text:p>
          </table:table-cell>
          <table:table-cell office:value-type="string">
            <text:p>いらないよちゃうね</text:p>
          </table:table-cell>
          <table:table-cell/>
          <table:table-cell office:value-type="string">
            <text:p>てね</text:p>
          </table:table-cell>
          <table:table-cell office:value-type="string">
            <text:p>ないね</text:p>
          </table:table-cell>
          <table:table-cell office:value-type="string">
            <text:p>しね</text:p>
          </table:table-cell>
          <table:table-cell table:number-columns-repeated="200"/>
          <table:table-cell table:style-name="ce7" table:number-columns-repeated="764"/>
        </table:table-row>
        <table:table-row table:style-name="ro1" table:number-rows-repeated="6">
          <table:table-cell table:style-name="ce1"/>
          <table:table-cell table:number-columns-repeated="259"/>
          <table:table-cell table:style-name="ce7" table:number-columns-repeated="76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ＭＳ Ｐゴシック1" svg:font-family="'ＭＳ Ｐゴシック'"/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ja" number:country="JP">
      <number:number number:min-integer-digits="1"/>
    </number:number-style>
    <number:currency-style style:name="N8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8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middle"/>
      <style:text-properties style:font-name="ＭＳ Ｐゴシック" style:font-name-asian="ＭＳ Ｐゴシック1" style:font-name-complex="ＭＳ Ｐゴシック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6">2020/12/06</text:date>, <text:time>12:31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initial-creator>daisuke_U</meta:initial-creator>
    <meta:creation-date>2018-10-16T21:02:10Z</meta:creation-date>
    <dc:date>2020-12-06T12:31:02.03</dc:date>
    <meta:editing-cycles>15</meta:editing-cycles>
    <meta:editing-duration>PT13M30S</meta:editing-duration>
    <meta:document-statistic meta:table-count="1" meta:cell-count="859" meta:object-count="0"/>
  </office:meta>
</office:document-meta>
</file>